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1.452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5327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4126in"/>
    </style:style>
    <style:style style:name="co15" style:family="table-column">
      <style:table-column-properties fo:break-before="auto" style:column-width="12.05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29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1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25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30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5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25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number-columns-repeated="6"/>
          <table:table-cell/>
          <table:table-cell table:style-name="ce130" office:value-type="string" calcext:value-type="string" table:number-columns-spanned="4" table:number-rows-spanned="1">
            <text:p>AND</text:p>
          </table:table-cell>
          <table:covered-table-cell table:number-columns-repeated="3" table:style-name="ce130"/>
          <table:table-cell/>
          <table:table-cell table:style-name="ce130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15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19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41" office:value-type="string" calcext:value-type="string" table:number-columns-spanned="4" table:number-rows-spanned="1">
            <text:p>OR</text:p>
          </table:table-cell>
          <table:covered-table-cell table:number-columns-repeated="3" table:style-name="ce141"/>
          <table:table-cell/>
          <table:table-cell table:style-name="ce130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30"/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float" office:value="2" calcext:value-type="float">
            <text:p>2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 table:number-columns-repeated="2"/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41" office:value-type="string" calcext:value-type="string" table:number-columns-spanned="4" table:number-rows-spanned="1">
            <text:p>NAND</text:p>
          </table:table-cell>
          <table:covered-table-cell table:number-columns-repeated="3" table:style-name="ce141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30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30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number-columns-repeated="4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style-name="ce265"/>
          <table:table-cell table:number-columns-repeated="1003"/>
        </table:table-row>
        <table:table-row table:style-name="ro2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258" office:value-type="string" calcext:value-type="string">
            <text:p><text:span text:style-name="T1">CC-CV контролер процесса заряда литиевых аккумуляторов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3">multichemistrybattery-charger control IC </text:span><text:span text:style-name="T4">DataSheet on Google Drive</text:span></text:p>
          </table:table-cell>
          <table:table-cell table:number-columns-repeated="1004"/>
        </table:table-row>
        <table:table-row table:style-name="ro1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10</text:p>
          </table:table-cell>
          <table:table-cell table:style-name="ce86" office:value-type="string" calcext:value-type="string">
            <text:p>1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 table:number-columns-repeated="1009"/>
        </table:table-row>
        <table:table-row table:style-name="ro1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30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30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3</text:p>
          </table:table-cell>
          <table:table-cell table:style-name="ce86"/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41" office:value-type="string" calcext:value-type="string" table:number-columns-spanned="4" table:number-rows-spanned="1">
            <text:p>NOR</text:p>
          </table:table-cell>
          <table:covered-table-cell table:number-columns-repeated="3" table:style-name="ce141"/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/>
          <table:covered-table-cell table:style-name="ce19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275" office:value-type="string" calcext:value-type="string">
            <text:p>FE1.1S</text:p>
          </table:table-cell>
          <table:table-cell table:style-name="ce275" office:value-type="string" calcext:value-type="string">
            <text:p>SSOP-28 (QSOP-28)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0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30"/>
          <table:table-cell table:number-columns-repeated="1004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5"/>
          <table:table-cell table:style-name="ce3" table:number-columns-repeated="5"/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1" office:value-type="string" calcext:value-type="string" table:number-columns-spanned="4" table:number-rows-spanned="1">
            <text:p>XOR</text:p>
          </table:table-cell>
          <table:covered-table-cell table:number-columns-repeated="3" table:style-name="ce141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/>
          <table:covered-table-cell table:style-name="ce19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30" office:value-type="string" calcext:value-type="string" table:number-columns-spanned="4" table:number-rows-spanned="1">
            <text:p>NOT</text:p>
          </table:table-cell>
          <table:covered-table-cell table:number-columns-repeated="3" table:style-name="ce130"/>
          <table:table-cell table:number-columns-repeated="1009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0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30"/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2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1">RAM 1К х 4 (4096 bit's)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style-name="ce265"/>
          <table:table-cell table:number-columns-repeated="1003"/>
        </table:table-row>
        <table:table-row table:style-name="ro3">
          <table:table-cell table:style-name="ce3"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22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0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30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5">1M x 16Bit x 4 Banks Synchronous DRAM </text:span><text:span text:style-name="T6">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2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style-name="ce261"/>
          <table:table-cell table:number-columns-repeated="1003"/>
        </table:table-row>
        <table:table-row table:style-name="ro2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флэш 256 кБ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3">
          <table:table-cell/>
          <table:covered-table-cell table:style-name="ce19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3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30" office:value-type="string" calcext:value-type="string" table:number-columns-spanned="4" table:number-rows-spanned="1">
            <text:p>УНЧ</text:p>
          </table:table-cell>
          <table:covered-table-cell table:number-columns-repeated="3" table:style-name="ce13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33" office:value-type="string" calcext:value-type="string">
            <text:p>К174УН7</text:p>
          </table:table-cell>
          <table:table-cell table:style-name="ce133" office:value-type="string" calcext:value-type="string">
            <text:p>DIP-14</text:p>
          </table:table-cell>
          <table:table-cell table:style-name="ce133" office:value-type="float" office:value="4" calcext:value-type="float">
            <text:p>4</text:p>
          </table:table-cell>
          <table:table-cell table:style-name="ce133"/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135" office:value-type="string" calcext:value-type="string">
            <text:p>TBA810S</text:p>
          </table:table-cell>
          <table:table-cell table:style-name="ce135" office:value-type="string" calcext:value-type="string">
            <text:p>DIP-14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Аналог К174УН7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133" office:value-type="string" calcext:value-type="string">
            <text:p>К174УН4Б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133" office:value-type="string" calcext:value-type="string">
            <text:p>TA8210AH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133" office:value-type="string" calcext:value-type="string">
            <text:p>TDA1557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3" table:number-columns-repeated="4"/>
          <table:table-cell table:style-name="ce264"/>
          <table:table-cell table:style-name="ce133" office:value-type="string" calcext:value-type="string">
            <text:p>TDA857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91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191"/>
          <table:table-cell/>
          <table:table-cell table:style-name="ce133" office:value-type="string" calcext:value-type="string">
            <text:p>LM386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33" office:value-type="string" calcext:value-type="string">
            <text:p>TDA2822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33" office:value-type="string" calcext:value-type="string">
            <text:p>TDA7240A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133" office:value-type="string" calcext:value-type="string">
            <text:p>TDA2030A</text:p>
          </table:table-cell>
          <table:table-cell table:style-name="ce133"/>
          <table:table-cell table:style-name="ce133" office:value-type="float" office:value="2" calcext:value-type="float">
            <text:p>2</text:p>
          </table:table-cell>
          <table:table-cell table:style-name="ce133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133" office:value-type="string" calcext:value-type="string">
            <text:p>TDA2050</text:p>
          </table:table-cell>
          <table:table-cell table:style-name="ce133"/>
          <table:table-cell table:style-name="ce133" office:value-type="float" office:value="2" calcext:value-type="float">
            <text:p>2</text:p>
          </table:table-cell>
          <table:table-cell table:style-name="ce133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133" office:value-type="string" calcext:value-type="string">
            <text:p>TDA2003</text:p>
          </table:table-cell>
          <table:table-cell table:style-name="ce133"/>
          <table:table-cell table:style-name="ce133" office:value-type="float" office:value="2" calcext:value-type="float">
            <text:p>2</text:p>
          </table:table-cell>
          <table:table-cell table:style-name="ce133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133" office:value-type="string" calcext:value-type="string">
            <text:p>C575C2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33" office:value-type="string" calcext:value-type="string">
            <text:p>HT82V733</text:p>
          </table:table-cell>
          <table:table-cell table:style-name="ce133" office:value-type="string" calcext:value-type="string">
            <text:p>SOIC-8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9" office:value-type="string" calcext:value-type="string">
            <text:p>9k1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4"/>
          <table:table-cell table:style-name="ce153" office:value-type="string" calcext:value-type="string">
            <text:p>КР580ГФ24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<text:span text:style-name="T1">Специализированный генератор тактовых сигналов. Аналог – 8224 INTEL </text:span><text:span text:style-name="T2">DataSheet on Google Drive</text:span></text:p>
          </table:table-cell>
          <table:table-cell table:style-name="ce265"/>
          <table:table-cell table:style-name="ce130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15"/>
          <table:table-cell table:number-columns-repeated="1004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3" table:number-columns-repeated="4"/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1">Ultra Low Leakage and Quiescent Current, 1 A Load Switch with Reverse Blocking </text:span><text:span text:style-name="T2">DataSheet on Google Drive</text:span>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2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0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30"/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1">Low Loss Power Distribution Switch, 1A </text:span><text:span text:style-name="T2">DataSheet on Google Drive</text:span>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6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2">
          <table:table-cell/>
          <table:table-cell table:style-name="ce22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1">Цифровой аудиопроцессор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DIGITAL CONTROLLED STEREO AUDIO PROCESSOR WITH LOUDNESS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table:style-name="ce22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DIGITAL CONTROLLED STEREO AUDIO PROCESSOR WITH LOUDNESS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1">THREE BAND DIGITALY CONTROLLED STEREO AUDIO PROCESSOR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DIGITAL CONTROLLED STEREO AUDIO PROCESSOR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THREE BAND DIGITALY CONTROLLED STEREO AUDIO PROCESSOR WITH LOUDNESS, SPECTRUM ANALYZER, SOFT STEP, 4 INPUTS, 4 OUTPUTS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2">
          <table:table-cell/>
          <table:table-cell table:style-name="ce22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PROTECTOR IC FOR STEREO POWER AMPLIFIER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table:number-columns-repeated="6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Программируеммый трехканальный таймер-счетчик. Аналог - 8253 INTEL </text:span><text:span text:style-name="T2">DataSheet on Google Drive</text:span></text:p>
          </table:table-cell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Модуль приёмника на RDA5807 50-115MHz, I2C, RDS и т.д.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3k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22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0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30"/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4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 table:style-name="ce258"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 table:style-name="ce258"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0" calcext:value-type="float">
            <text:p>10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34"/>
          <table:table-cell table:style-name="ce161"/>
          <table:table-cell table:style-name="ce134"/>
          <table:table-cell table:style-name="ce161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Восьмиразрядный расширитель порта ввода/вывода (3 порта х 8 бит). Аналог - 8255A INTEL </text:span><text:span text:style-name="T2">DataSheet on Google Drive</text:span>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string" calcext:value-type="string">
            <text:p><text:span text:style-name="T8">HALL-EFFECT ELEMENT. </text:span><text:span text:style-name="T9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4" calcext:value-type="float">
            <text:p>4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0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30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130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30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2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5</text:p>
          </table:table-cell>
          <table:table-cell table:number-columns-repeated="5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0.8V Reference Ultra Low Dropout (0.2V@5A) Linear Regulator </text:span><text:span text:style-name="T10"> </text:span><text:span text:style-name="T11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130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30"/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95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295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300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covered-table-cell table:style-name="ce300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300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covered-table-cell table:style-name="ce300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300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covered-table-cell table:style-name="ce300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2">
          <table:table-cell table:number-columns-repeated="16"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Dual, Synchronous Step-Down Controller With 100-mA Standby Regulators for Notebook System Power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2">
          <table:table-cell table:number-columns-repeated="11"/>
          <table:table-cell table:style-name="ce130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30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1.5MHz, 1A Step-Down Converter. Vi &lt;= 5.5V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153" table:number-columns-repeated="3"/>
          <table:table-cell table:style-name="ce164"/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1" office:value-type="string" calcext:value-type="string" table:number-columns-spanned="4" table:number-rows-spanned="1">
            <text:p>ОУ</text:p>
          </table:table-cell>
          <table:covered-table-cell table:number-columns-repeated="3" table:style-name="ce30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315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15"/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22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22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0" calcext:value-type="float">
            <text:p>1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2" calcext:value-type="float">
            <text:p>1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3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369" office:value-type="string" calcext:value-type="string">
            <text:p><text:span text:style-name="T1">2 ОУ. Rail2rail 145 Mhz, 180 V/us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1">1 ОУ. Up to 135 MHz @ 1700 V/us, up to 80 mA load 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22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22"/>
          <table:table-cell table:number-columns-repeated="1004"/>
        </table:table-row>
        <table:table-row table:style-name="ro1">
          <table:table-cell table:number-columns-repeated="11"/>
          <table:table-cell table:style-name="ce212" office:value-type="string" calcext:value-type="string">
            <text:p>STM8S103F3P6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13" table:number-columns-repeated="4"/>
          <table:table-cell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6">
          <table:table-cell table:number-columns-repeated="11"/>
          <table:table-cell table:style-name="ce3" table:number-columns-repeated="4"/>
          <table:table-cell table:number-columns-repeated="1009"/>
        </table:table-row>
        <table:table-row table:style-name="ro1" table:number-rows-repeated="12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33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33P2" style:volatile="true" number:language="ru" number:country="RU">
      <number:text> </number:text>
      <number:fill-character> </number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2" style:volatile="true" number:language="ru" number:country="RU">
      <number:text> </number:text>
      <number:fill-character> </number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4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2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1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time-style style:name="N10117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date-style style:name="N10114" number:language="ru" number:country="RU">
      <number:month number:textual="true"/>
      <number:text>.</number:text>
      <number:year/>
    </number:date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1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41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12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2P0"/>
    </number:number-style>
    <number:number-style style:name="N10111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1P0"/>
    </number:number-style>
    <number:number-style style:name="N10109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09P0"/>
    </number:number-style>
    <number:number-style style:name="N10137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0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08P0"/>
    </number:number-style>
    <number:currency-style style:name="N2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Микросхемы" style:display-name="PageStyle_Микросхемы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2-07-07T00:14:30.870371110</dc:date>
    <meta:editing-cycles>108</meta:editing-cycles>
    <meta:editing-duration>P4DT19H54M58S</meta:editing-duration>
    <meta:generator>LibreOffice/7.3.4.2$Linux_X86_64 LibreOffice_project/30$Build-2</meta:generator>
    <meta:document-statistic meta:table-count="1" meta:cell-count="21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